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language="en" fo:country="GB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language="en" fo:country="GB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n" fo:country="GB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n" fo:country="GB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summary: RoboWay – Inverted Pendulum</text:p>
      <text:p text:style-name="P5"/>
      <text:p text:style-name="P4">André Sünnemann <text:tab/><text:tab/><text:tab/><text:tab/><text:tab/><text:tab/><text:tab/><text:tab/> <text:s text:c="8"/>31.03.2014</text:p>
      <text:p text:style-name="P4">IAV4</text:p>
      <text:p text:style-name="P2"/>
      <text:p text:style-name="P1"/>
      <text:p text:style-name="P1">RoboWay is a self balancing robot on two wheels which is controlled by a little 8 bit microcontroller.</text:p>
      <text:p text:style-name="P1"/>
      <text:p text:style-name="P1">The goal of this project was to learn more about writing efficient C programs, learn how various filter techniques such as the Kalman Filter or the Complementary Filter works, learn how to write programs for AtMega micro controllers in low level C.</text:p>
      <text:p text:style-name="P1">Also it was a challenge to to design the <text:s/>pid controller to work fine.</text:p>
      <text:p text:style-name="P1"/>
      <text:p text:style-name="P1">For position control RoboWay uses two sensors, an accelerometer an a gyroscope.</text:p>
      <text:p text:style-name="P1">The accelerometer measures the g forces on the x, y and z axis and the gyroscope measures the angular rate in degrees per second.</text:p>
      <text:p text:style-name="P1"/>
      <text:p text:style-name="P1">A Complementary Filter filters out the bad properties like the drift of the gyroscope and the high sensitivity of the accelerometer.</text:p>
      <text:p text:style-name="P1">So the Complementary Filter uses a high pass filter for the gyroscope and a low pass filter for the accelerometer.</text:p>
      <text:p text:style-name="P1">The summary of these two values is the real angle of RoboWay which is used for the pid controller.</text:p>
      <text:p text:style-name="P1"/>
      <text:p text:style-name="P1">The pid controller uses the current angle calculated by the Complementary Filter and a reference angle for calculating an output value between -255 and +255.</text:p>
      <text:p text:style-name="P1">This value is directly proportional to the motor direction and the motor speed, because the two motors are driven by a pwm signal.</text:p>
      <text:p text:style-name="P1"/>
      <text:p text:style-name="P1"/>
      <text:p text:style-name="P1">In physics RoboWay has its mass on its highest point. So it is an inverted pendulum or a so called unstable system.</text:p>
      <text:p text:style-name="P1">Unstable systems are a classic problem in control technology.</text:p>
      <text:p text:style-name="P1">There are much solutions like pid controllers, self learning neuronal networks (a.e. Fuzzy Systems) for this problem.</text:p>
      <text:p text:style-name="P1">I've used a very simple pid controller, because the little micro controller I've used is not as fast as it should be for self learning neuronal networks.</text:p>
      <text:p text:style-name="P1"/>
      <text:p text:style-name="P1">RoboWays body is made by a 3D printer and the controller board is also selfmade.</text:p>
      <text:p text:style-name="P1"/>
      <text:p text:style-name="P1"/>
      <text:p text:style-name="P1">Further information available here:</text:p>
      <text:p text:style-name="P1"><text:a xlink:type="simple" xlink:href="http://www.edv-peuker.de/roboway">www.edv-peuker.de/roboway</text:a></text:p>
      <text:p text:style-name="P1"/>
      <text:p text:style-name="P1">A video is available at YouTube:</text:p>
      <text:p text:style-name="P1">www.youtube.com/watch?v=RWkzlugv2M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6:38:19</meta:creation-date>
    <dc:date>2014-04-01T00:57:36</dc:date>
    <meta:editing-duration>PT5M5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2" meta:word-count="330" meta:character-count="2003" meta:non-whitespace-character-count="1677"/>
  </office:meta>
</office:document-meta>
</file>